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1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3" office:value-type="float" office:value="0.923076923076923" calcext:value-type="float">
            <text:p>9.23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formula="of:=12145636/1200000000" office:value-type="float" office:value="0.0101213633333333" calcext:value-type="float">
            <text:p>0.0101213633333333</text:p>
          </table:table-cell>
          <table:table-cell/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8000000/1200000000" office:value-type="float" office:value="0.115" calcext:value-type="float">
            <text:p>0.115</text:p>
          </table:table-cell>
          <table:table-cell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8:42:44.72333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1-16T08:38:46.371236592</dc:date>
    <meta:editing-duration>P41DT14H16M44S</meta:editing-duration>
    <meta:editing-cycles>74</meta:editing-cycles>
    <meta:generator>LibreOffice/25.8.4.2$Linux_X86_64 LibreOffice_project/0366609b1de41a39e1896ae41e33c673f2a73802</meta:generator>
    <meta:document-statistic meta:table-count="1" meta:cell-count="515" meta:object-count="0"/>
  </office:meta>
</office:document-meta>
</file>